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1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0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fo:background-color="#ffff00"/>
    </style:style>
    <style:style style:name="ce2" style:family="table-cell" style:parent-style-name="Default" style:data-style-name="N2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nput Volta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51000" calcext:value-type="float">
            <text:p>51000</text:p>
          </table:table-cell>
          <table:table-cell/>
        </table:table-row>
        <table:table-row table:style-name="ro2">
          <table:table-cell office:value-type="string" calcext:value-type="string">
            <text:p>LED Cou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off</text:p>
          </table:table-cell>
          <table:table-cell table:formula="of:=0.00000000003*[.G1]" office:value-type="float" office:value="0.00000153" calcext:value-type="float">
            <text:p>0.00000153</text:p>
          </table:table-cell>
          <table:table-cell table:formula="of:=[.G2]*1000000" office:value-type="float" office:value="1.53" calcext:value-type="float">
            <text:p>1.53</text:p>
          </table:table-cell>
        </table:table-row>
        <table:table-row table:style-name="ro2">
          <table:table-cell office:value-type="string" calcext:value-type="string">
            <text:p>LED 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on</text:p>
          </table:table-cell>
          <table:table-cell table:formula="of:=[.G2]*([.B17]/(1-[.B17]))" office:value-type="float" office:value="0.00000721285714285713" calcext:value-type="float">
            <text:p>7.21285714285713E-06</text:p>
          </table:table-cell>
          <table:table-cell table:formula="of:=[.G3]*1000000" office:value-type="float" office:value="7.21285714285713" calcext:value-type="float">
            <text:p>7.2128571429</text:p>
          </table:table-cell>
        </table:table-row>
        <table:table-row table:style-name="ro2">
          <table:table-cell office:value-type="string" calcext:value-type="string">
            <text:p>Sum Led V</text:p>
          </table:table-cell>
          <table:table-cell table:formula="of:=[.B2]*[.B3]" office:value-type="float" office:value="9.9" calcext:value-type="float">
            <text:p>9.9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sw</text:p>
          </table:table-cell>
          <table:table-cell table:formula="of:=[.G2]+[.G3]" office:value-type="float" office:value="0.00000874285714285714" calcext:value-type="float">
            <text:p>8.74285714285714E-06</text:p>
          </table:table-cell>
          <table:table-cell/>
        </table:table-row>
        <table:table-row table:style-name="ro2">
          <table:table-cell office:value-type="string" calcext:value-type="string">
            <text:p>LED Current Peak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Fsw</text:p>
          </table:table-cell>
          <table:table-cell table:formula="of:=1/[.G4]" office:value-type="float" office:value="114379.08496732" calcext:value-type="float">
            <text:p>114379.08496732</text:p>
          </table:table-cell>
          <table:table-cell/>
        </table:table-row>
        <table:table-row table:style-name="ro2">
          <table:table-cell office:value-type="string" calcext:value-type="string">
            <text:p>Ripple %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ipple Curr</text:p>
          </table:table-cell>
          <table:table-cell table:formula="of:=[.B5]*[.B6]" office:value-type="float" office:value="0.245" calcext:value-type="float">
            <text:p>0.245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AVG Current</text:p>
          </table:table-cell>
          <table:table-cell table:formula="of:=[.B5]-([.B7]/2)" office:value-type="float" office:value="0.2275" calcext:value-type="float">
            <text:p>0.2275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Ripple</text:p>
          </table:table-cell>
          <table:table-cell office:value-type="float" office:value="0.24" calcext:value-type="float">
            <text:p>0.24</text:p>
          </table:table-cell>
          <table:table-cell/>
        </table:table-row>
        <table:table-row table:style-name="ro2">
          <table:table-cell office:value-type="string" calcext:value-type="string">
            <text:p>Frequency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formula="of:=[.G7]*[.G2]/[.G8]" office:value-type="float" office:value="0.0000765" calcext:value-type="float">
            <text:p>0.0000765</text:p>
          </table:table-cell>
          <table:table-cell table:formula="of:=[.G9]*1000000" office:value-type="float" office:value="76.5" calcext:value-type="float">
            <text:p>76.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sw</text:p>
          </table:table-cell>
          <table:table-cell table:style-name="ce1" table:formula="of:=1/[.B9]" office:value-type="float" office:value="0.000004" calcext:value-type="float">
            <text:p>4.00E-06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/>
          <table:table-cell table:style-name="ce2" table:formula="of:=[.B11]*1000000" office:value-type="float" office:value="4" calcext:value-type="float">
            <text:p>4.00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ff</text:p>
          </table:table-cell>
          <table:table-cell table:style-name="ce1" table:formula="of:=(1-[.B4]/[.B1])*[.B11]" office:value-type="float" office:value="0.000000700000000000001" calcext:value-type="float">
            <text:p>7.00E-07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/>
          <table:table-cell table:style-name="ce2" table:formula="of:=[.B13]*1000000" office:value-type="float" office:value="0.700000000000001" calcext:value-type="float">
            <text:p>0.70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n</text:p>
          </table:table-cell>
          <table:table-cell table:style-name="ce1" table:formula="of:=[.B11]-[.B13]" office:value-type="float" office:value="0.0000033" calcext:value-type="float">
            <text:p>3.30E-06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/>
          <table:table-cell table:style-name="ce2" table:formula="of:=[.B15]*1000000" office:value-type="float" office:value="3.3" calcext:value-type="float">
            <text:p>3.30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</text:p>
          </table:table-cell>
          <table:table-cell table:style-name="ce2" table:formula="of:=[.B15]/([.B15]+[.B13])" office:value-type="float" office:value="0.825" calcext:value-type="float">
            <text:p>0.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t</text:p>
          </table:table-cell>
          <table:table-cell table:style-name="ce1" table:formula="of:=[.B13]/0.00000000003" office:value-type="float" office:value="23333.3333333334" calcext:value-type="float">
            <text:p>2.33E+04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/>
          <table:table-cell table:style-name="ce2" table:formula="of:=[.B18]/1000" office:value-type="float" office:value="23.3333333333334" calcext:value-type="float">
            <text:p>23.33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min</text:p>
          </table:table-cell>
          <table:table-cell table:style-name="ce1" table:formula="of:=([.B1]*[.B13])/[.B7]" office:value-type="float" office:value="0.0000342857142857143" calcext:value-type="float">
            <text:p>3.43E-05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2">
          <table:table-cell/>
          <table:table-cell table:style-name="ce2" table:formula="of:=[.B20]*1000000" office:value-type="float" office:value="34.2857142857143" calcext:value-type="float">
            <text:p>34.29</text:p>
          </table:table-cell>
          <table:table-cell office:value-type="string" calcext:value-type="string">
            <text:p>uH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sense</text:p>
          </table:table-cell>
          <table:table-cell table:style-name="ce2" table:formula="of:=0.5/[.B5]" office:value-type="float" office:value="1.42857142857143" calcext:value-type="float">
            <text:p>1.43</text:p>
          </table:table-cell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sense</text:p>
          </table:table-cell>
          <table:table-cell table:style-name="ce2" table:formula="of:=[.B5]*[.B5]*[.B22]" office:value-type="float" office:value="0.175" calcext:value-type="float">
            <text:p>0.18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ut</text:p>
          </table:table-cell>
          <table:table-cell table:style-name="ce3" table:formula="of:=[.B4]*[.B8]" office:value-type="float" office:value="2.25225" calcext:value-type="float">
            <text:p>2.2522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20:35:45.304390815</meta:creation-date>
    <dc:date>2017-06-17T22:08:08.904830899</dc:date>
    <meta:editing-duration>PT10M</meta:editing-duration>
    <meta:editing-cycles>3</meta:editing-cycles>
    <meta:generator>LibreOffice/5.1.6.2$Linux_X86_64 LibreOffice_project/10m0$Build-2</meta:generator>
    <meta:document-statistic meta:table-count="1" meta:cell-count="81" meta:object-count="0"/>
  </office:meta>
</office:document-meta>
</file>